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1" svg:font-family="돋움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4.404cm"/>
    </style:style>
    <style:style style:name="co2" style:family="table-column">
      <style:table-column-properties fo:break-before="auto" style:column-width="9.13cm"/>
    </style:style>
    <style:style style:name="co3" style:family="table-column">
      <style:table-column-properties fo:break-before="auto" style:column-width="6.705cm"/>
    </style:style>
    <style:style style:name="co4" style:family="table-column">
      <style:table-column-properties fo:break-before="auto" style:column-width="10.754cm"/>
    </style:style>
    <style:style style:name="co5" style:family="table-column">
      <style:table-column-properties fo:break-before="auto" style:column-width="5.475cm"/>
    </style:style>
    <style:style style:name="co6" style:family="table-column">
      <style:table-column-properties fo:break-before="auto" style:column-width="1.843cm"/>
    </style:style>
    <style:style style:name="ro1" style:family="table-row">
      <style:table-row-properties style:row-height="1.02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1.323cm" fo:break-before="auto" style:use-optimal-row-height="false"/>
    </style:style>
    <style:style style:name="ro6" style:family="table-row">
      <style:table-row-properties style:row-height="1.252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1.182cm" fo:break-before="auto" style:use-optimal-row-height="false"/>
    </style:style>
    <style:style style:name="ro9" style:family="table-row">
      <style:table-row-properties style:row-height="1.235cm" fo:break-before="auto" style:use-optimal-row-height="false"/>
    </style:style>
    <style:style style:name="ro10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0.758cm" fo:break-before="auto" style:use-optimal-row-height="false"/>
    </style:style>
    <style:style style:name="ro12" style:family="table-row">
      <style:table-row-properties style:row-height="1.199cm" fo:break-before="auto" style:use-optimal-row-height="false"/>
    </style:style>
    <style:style style:name="ro13" style:family="table-row">
      <style:table-row-properties style:row-height="1.094cm" fo:break-before="auto" style:use-optimal-row-height="false"/>
    </style:style>
    <style:style style:name="ro14" style:family="table-row">
      <style:table-row-properties style:row-height="0.723cm" fo:break-before="auto" style:use-optimal-row-height="false"/>
    </style:style>
    <style:style style:name="ro15" style:family="table-row">
      <style:table-row-properties style:row-height="1.147cm" fo:break-before="auto" style:use-optimal-row-height="false"/>
    </style:style>
    <style:style style:name="ro16" style:family="table-row">
      <style:table-row-properties style:row-height="0.776cm" fo:break-before="auto" style:use-optimal-row-height="false"/>
    </style:style>
    <style:style style:name="ro17" style:family="table-row">
      <style:table-row-properties style:row-height="1.8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표준_20_3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20pt" fo:font-style="normal" fo:text-shadow="none" style:text-underline-style="none" fo:font-weight="bold" style:font-name-asian="맑은 고딕1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표준_20_3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bold" style:font-name-asian="맑은 고딕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1" style:family="table-cell" style:parent-style-name="표준_20_3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tru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20pt" fo:font-style="normal" fo:text-shadow="none" style:text-underline-style="none" fo:font-weight="bold" style:font-name-asian="맑은 고딕1" style:font-size-asian="20pt" style:font-style-asian="normal" style:font-weight-asian="bold" style:font-size-complex="20pt" style:font-style-complex="normal" style:font-weight-complex="bold"/>
    </style:style>
    <style:style style:name="ce12" style:family="table-cell" style:parent-style-name="표준_5f_요구사항추적표_28_웹_29__5f_양식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fo:background-color="transparent" fo:border-left="0.035cm solid #000000" fo:border-right="0.035cm solid #000000" style:rotation-align="none" fo:border-top="none"/>
    </style:style>
    <style:style style:name="ce14" style:family="table-cell" style:parent-style-name="표준_5f_요구사항추적표_28_웹_29__5f_양식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bold" style:font-name-asian="맑은 고딕1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2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21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bold" style:font-name-asian="맑은 고딕1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6" style:family="table-cell" style:parent-style-name="표준_5f_요구사항추적표_28_웹_29__5f_양식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1" fo:font-size="10pt" fo:font-style="normal" fo:text-shadow="none" style:text-underline-style="none" fo:font-weight="normal" style:font-name-asian="맑은 고딕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표준_20_3">
      <style:table-cell-properties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0pt" fo:font-style="normal" fo:text-shadow="none" style:text-underline-style="none" fo:font-weight="bold" style:font-name-asian="맑은 고딕1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8" table:default-cell-style-name="Excel_20_Built-in_20_Normal"/>
        <table:table-row table:style-name="ro1">
          <table:table-cell table:style-name="ce1" office:value-type="string" table:number-columns-spanned="6" table:number-rows-spanned="1">
            <text:p>프로세스정의서</text:p>
          </table:table-cell>
          <table:covered-table-cell table:number-columns-repeated="5" table:style-name="ce11"/>
          <table:table-cell table:number-columns-repeated="1018"/>
        </table:table-row>
        <table:table-row table:style-name="ro2">
          <table:table-cell table:style-name="ce2" office:value-type="string" table:number-columns-spanned="2" table:number-rows-spanned="1">
            <text:p>시스템명</text:p>
          </table:table-cell>
          <table:covered-table-cell table:style-name="ce2"/>
          <table:table-cell table:style-name="ce12" office:value-type="string" table:number-columns-spanned="2" table:number-rows-spanned="1">
            <text:p>끝말잇기 게임웹사이트와 게임플레이 관리 시스템</text:p>
          </table:table-cell>
          <table:covered-table-cell table:style-name="ce14"/>
          <table:table-cell table:style-name="ce2" office:value-type="string">
            <text:p>작성일</text:p>
          </table:table-cell>
          <table:table-cell table:style-name="ce26" office:value-type="float" office:value="20210219">
            <text:p>2021021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기능명</text:p>
          </table:table-cell>
          <table:table-cell table:style-name="ce2" office:value-type="string">
            <text:p>프로세스ID</text:p>
          </table:table-cell>
          <table:table-cell table:style-name="ce2" office:value-type="string">
            <text:p>단위 프로세스명</text:p>
          </table:table-cell>
          <table:table-cell table:style-name="ce15" office:value-type="string" table:number-columns-spanned="2" table:number-rows-spanned="1">
            <text:p>단위프로세스 설명</text:p>
          </table:table-cell>
          <table:covered-table-cell table:style-name="ce21"/>
          <table:table-cell table:style-name="ce27" office:value-type="string">
            <text:p>관련 엔티티</text:p>
          </table:table-cell>
          <table:table-cell table:number-columns-repeated="1018"/>
        </table:table-row>
        <table:table-row table:style-name="ro3">
          <table:table-cell table:style-name="ce3" office:value-type="string" table:number-columns-spanned="1" table:number-rows-spanned="7">
            <text:p>로그인</text:p>
          </table:table-cell>
          <table:table-cell table:style-name="ce10" office:value-type="string">
            <text:p>RSP-USER-1</text:p>
          </table:table-cell>
          <table:table-cell table:style-name="ce10" office:value-type="string">
            <text:p>아이디 입력</text:p>
          </table:table-cell>
          <table:table-cell table:style-name="ce16" office:value-type="string" table:number-columns-spanned="2" table:number-rows-spanned="1">
            <text:p>아이디를 입력받는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2</text:p>
          </table:table-cell>
          <table:table-cell table:style-name="ce10" office:value-type="string">
            <text:p>비밀번호 입력</text:p>
          </table:table-cell>
          <table:table-cell table:style-name="ce16" office:value-type="string" table:number-columns-spanned="2" table:number-rows-spanned="1">
            <text:p>비밀번호를 입력받는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3</text:p>
          </table:table-cell>
          <table:table-cell table:style-name="ce10" office:value-type="string">
            <text:p>로그인 버튼 클릭</text:p>
          </table:table-cell>
          <table:table-cell table:style-name="ce16" office:value-type="string" table:number-columns-spanned="2" table:number-rows-spanned="1">
            <text:p>아이디와 비밀번호가 일치하면 메인화면이 출력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4</text:p>
          </table:table-cell>
          <table:table-cell table:style-name="ce10" office:value-type="string">
            <text:p>로그인 시도 시 메시지 알림</text:p>
          </table:table-cell>
          <table:table-cell table:style-name="ce16" office:value-type="string" table:number-columns-spanned="2" table:number-rows-spanned="1">
            <text:p>아이디와 비밀번호가 불일치하면 경고메세지가 출력된다.</text:p>
          </table:table-cell>
          <table:covered-table-cell table:style-name="ce16"/>
          <table:table-cell table:number-columns-repeated="1019"/>
        </table:table-row>
        <table:table-row table:style-name="ro4">
          <table:covered-table-cell table:style-name="ce3"/>
          <table:table-cell table:style-name="ce10" office:value-type="string">
            <text:p>RSP-USER-5</text:p>
          </table:table-cell>
          <table:table-cell table:style-name="ce10" office:value-type="string">
            <text:p>아이디찾기 버튼 클릭</text:p>
          </table:table-cell>
          <table:table-cell table:style-name="ce16" office:value-type="string" table:number-columns-spanned="2" table:number-rows-spanned="1">
            <text:p>이름과 전화번호를 입력받아 정보 일치시 아이디 일부를 화면에 출력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6</text:p>
          </table:table-cell>
          <table:table-cell table:style-name="ce10" office:value-type="string">
            <text:p>비밀번호 찾기 버튼 클릭</text:p>
          </table:table-cell>
          <table:table-cell table:style-name="ce16" office:value-type="string" table:number-columns-spanned="2" table:number-rows-spanned="1">
            <text:p>아이디와 전화번호를 입력받아 정보 일치시 비밀번호를 이메일로 발송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7</text:p>
          </table:table-cell>
          <table:table-cell table:style-name="ce10" office:value-type="string">
            <text:p>아이디/비밀번호 찾기 시 알림</text:p>
          </table:table-cell>
          <table:table-cell table:style-name="ce16" office:value-type="string" table:number-columns-spanned="2" table:number-rows-spanned="1">
            <text:p>입력 정보가 DB와 불일치 할 때 경고메세지가 출력된다.</text:p>
          </table:table-cell>
          <table:covered-table-cell table:style-name="ce16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8">
            <text:p>회원가입</text:p>
          </table:table-cell>
          <table:table-cell table:style-name="ce10" office:value-type="string">
            <text:p>RSP-USER-8</text:p>
          </table:table-cell>
          <table:table-cell table:style-name="ce10" office:value-type="string">
            <text:p>회원가입 버튼 클릭</text:p>
          </table:table-cell>
          <table:table-cell table:style-name="ce16" office:value-type="string" table:number-columns-spanned="2" table:number-rows-spanned="1">
            <text:p>회원가입 버튼 클릭시 회원가입 페이지로 이동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9</text:p>
          </table:table-cell>
          <table:table-cell table:style-name="ce10" office:value-type="string">
            <text:p>회원가입</text:p>
          </table:table-cell>
          <table:table-cell table:style-name="ce16" office:value-type="string" table:number-columns-spanned="2" table:number-rows-spanned="1">
            <text:p>아이디, 비밀번호, 이름, 주소, 전화번호, 성별, 이메일, 생년월일, 보안문자를 입력받는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10</text:p>
          </table:table-cell>
          <table:table-cell table:style-name="ce10" office:value-type="string">
            <text:p>아이디 중복체크</text:p>
          </table:table-cell>
          <table:table-cell table:style-name="ce16" office:value-type="string" table:number-columns-spanned="2" table:number-rows-spanned="1">
            <text:p>입력한 아이디가 사용가능한지 확인하는 기능이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11</text:p>
          </table:table-cell>
          <table:table-cell table:style-name="ce10" office:value-type="string">
            <text:p>아이디 중복시 경고창 출력</text:p>
          </table:table-cell>
          <table:table-cell table:style-name="ce16" office:value-type="string" table:number-columns-spanned="2" table:number-rows-spanned="1">
            <text:p>아이디가 이미 존재할 경우 중복된다는 경고화면을 출력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12</text:p>
          </table:table-cell>
          <table:table-cell table:style-name="ce10" office:value-type="string">
            <text:p>캡챠 이미지의 숫자 입력</text:p>
          </table:table-cell>
          <table:table-cell table:style-name="ce16" office:value-type="string" table:number-columns-spanned="2" table:number-rows-spanned="1">
            <text:p>자동회원가입을 방지하기 위해 캡챠 이미지의 값을 입력 받는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13</text:p>
          </table:table-cell>
          <table:table-cell table:style-name="ce10" office:value-type="string">
            <text:p>캡챠 이미지와 불일치 시 알림</text:p>
          </table:table-cell>
          <table:table-cell table:style-name="ce16" office:value-type="string" table:number-columns-spanned="2" table:number-rows-spanned="1">
            <text:p>캡챠 이미지의 값이 입력받은 값과 다를 시 경고화면을 출력하고 다른 캡챠 이미지를 보여준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14</text:p>
          </table:table-cell>
          <table:table-cell table:style-name="ce10" office:value-type="string">
            <text:p>입력하지 않은 정보가 있을 때 메시지</text:p>
          </table:table-cell>
          <table:table-cell table:style-name="ce16" office:value-type="string" table:number-columns-spanned="2" table:number-rows-spanned="1">
            <text:p>입력하지 않은 정보가 있을 시 경고화면을 출력한다. 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15</text:p>
          </table:table-cell>
          <table:table-cell table:style-name="ce10" office:value-type="string">
            <text:p>가입 버튼 클릭</text:p>
          </table:table-cell>
          <table:table-cell table:style-name="ce16" office:value-type="string" table:number-columns-spanned="2" table:number-rows-spanned="1">
            <text:p>모든 사항이 입력이 잘 되있을시 가입이 완료된다.</text:p>
          </table:table-cell>
          <table:covered-table-cell table:style-name="ce16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6">
            <text:p>마이페이지</text:p>
          </table:table-cell>
          <table:table-cell table:style-name="ce10" office:value-type="string">
            <text:p>RSP-USER-16</text:p>
          </table:table-cell>
          <table:table-cell table:style-name="ce10" office:value-type="string">
            <text:p>마이페이지 클릭</text:p>
          </table:table-cell>
          <table:table-cell table:style-name="ce16" office:value-type="string" table:number-columns-spanned="2" table:number-rows-spanned="1">
            <text:p>고객/판매자의 정보를 보여준다.</text:p>
          </table:table-cell>
          <table:covered-table-cell table:style-name="ce16"/>
          <table:table-cell table:number-columns-repeated="1019"/>
        </table:table-row>
        <table:table-row table:style-name="ro5">
          <table:covered-table-cell table:style-name="ce3"/>
          <table:table-cell table:style-name="ce10" office:value-type="string">
            <text:p>RSP-USER-17</text:p>
          </table:table-cell>
          <table:table-cell table:style-name="ce10" office:value-type="string">
            <text:p>회원정보 버튼 클릭</text:p>
          </table:table-cell>
          <table:table-cell table:style-name="ce17" office:value-type="string" table:number-columns-spanned="2" table:number-rows-spanned="1">
            <text:p>비밀번호 입력창을 출력하고 비밀번호를 입력받는다. </text:p>
            <text:p>비밀번호 일치시 기본정보(등급,기본정보,구매횟수)를 출력한다.비밀번호 입력창을 출력하고 비밀번호를 입력받는다. </text:p>
            <text:p>비밀번호 일치시 기본정보(등급,기본정보,구매횟수)를 출력한다.비밀번호 입력창을 출력하고 비밀번호를 입력받는다. </text:p>
            <text:p>비밀번호 일치시 기본정보(등급,기본정보,구매횟수)를 출력한다.비밀번호 입력창을 출력하고 비밀번호를 입력받는다. </text:p>
            <text:p>비밀번호 일치시 기본정보(등급,기본정보,구매횟수)를 출력한다.비밀번호 입력창을 출력하고 비밀번호를 입력받는다. </text:p>
            <text:p>비밀번호 일치시 기본정보(등급,기본정보,구매횟수)를 출력한다.비밀번호 입력창을 출력하고 비밀번호를 입력받는다. </text:p>
            <text:p>비밀번호 일치시 기본정보(등급,기본정보,구매횟수)를 출력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18</text:p>
          </table:table-cell>
          <table:table-cell table:style-name="ce10" office:value-type="string">
            <text:p>회원정보 비밀번호 불일치 알림</text:p>
          </table:table-cell>
          <table:table-cell table:style-name="ce18" office:value-type="string" table:number-columns-spanned="2" table:number-rows-spanned="1">
            <text:p>입력한 비밀번호가 회원의 비밀번호와 불일치시 경고화면을 출력한다.</text:p>
          </table:table-cell>
          <table:covered-table-cell table:style-name="ce18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19</text:p>
          </table:table-cell>
          <table:table-cell table:style-name="ce10" office:value-type="string">
            <text:p>수정버튼 클릭</text:p>
          </table:table-cell>
          <table:table-cell table:style-name="ce10" office:value-type="string" table:number-columns-spanned="2" table:number-rows-spanned="1">
            <text:p>수정버튼 클릭시 아이디를 제외한 회원정보를 수정 할 수 있다.</text:p>
          </table:table-cell>
          <table:covered-table-cell table:style-name="ce10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20</text:p>
          </table:table-cell>
          <table:table-cell table:style-name="ce10" office:value-type="string">
            <text:p>회원탈퇴 버튼 클릭</text:p>
          </table:table-cell>
          <table:table-cell table:style-name="ce16" office:value-type="string" table:number-columns-spanned="2" table:number-rows-spanned="1">
            <text:p>클릭시 비밀번호 입력창을 나타내며 비밀번호 일치시 회원탈퇴 화면을 출력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21</text:p>
          </table:table-cell>
          <table:table-cell table:style-name="ce10" office:value-type="string">
            <text:p>회원탈퇴 비밀번호 불일치 알림</text:p>
          </table:table-cell>
          <table:table-cell table:style-name="ce18" office:value-type="string" table:number-columns-spanned="2" table:number-rows-spanned="1">
            <text:p>입력한 비밀번호가 회원의 비밀번호와 불일치시 경고화면을 출력한다.</text:p>
          </table:table-cell>
          <table:covered-table-cell table:style-name="ce18"/>
          <table:table-cell table:number-columns-repeated="1019"/>
        </table:table-row>
        <table:table-row table:style-name="ro3">
          <table:table-cell table:style-name="ce4" office:value-type="string" table:number-columns-spanned="1" table:number-rows-spanned="8">
            <text:p>물품 등록</text:p>
          </table:table-cell>
          <table:table-cell table:style-name="ce10" office:value-type="string">
            <text:p>RSP-SELLER-1</text:p>
          </table:table-cell>
          <table:table-cell table:style-name="ce10" office:value-type="string">
            <text:p>판매자 물품 등록</text:p>
          </table:table-cell>
          <table:table-cell table:style-name="ce10" office:value-type="string" table:number-columns-spanned="2" table:number-rows-spanned="1">
            <text:p>물품 등록 페이지에 접속한다.</text:p>
          </table:table-cell>
          <table:covered-table-cell table:style-name="ce22"/>
          <table:table-cell table:number-columns-repeated="1019"/>
        </table:table-row>
        <table:table-row table:style-name="ro3">
          <table:covered-table-cell table:style-name="ce5"/>
          <table:table-cell table:style-name="ce10" office:value-type="string">
            <text:p>RSP-SELLER-2</text:p>
          </table:table-cell>
          <table:table-cell table:style-name="ce10" office:value-type="string">
            <text:p>등록할 물품의 카테고리 선택</text:p>
          </table:table-cell>
          <table:table-cell table:style-name="ce10" office:value-type="string">
            <text:p>등록하고자 하는 물품의 종류에 맞는 카테고리를 선택한다.</text:p>
          </table:table-cell>
          <table:table-cell table:style-name="ce10"/>
          <table:table-cell table:number-columns-repeated="1019"/>
        </table:table-row>
        <table:table-row table:style-name="ro3">
          <table:covered-table-cell table:style-name="ce5"/>
          <table:table-cell table:style-name="ce10" office:value-type="string">
            <text:p>RSP-SELLER-3</text:p>
          </table:table-cell>
          <table:table-cell table:style-name="ce10" office:value-type="string">
            <text:p>등록 물품에 대한 글 작성</text:p>
          </table:table-cell>
          <table:table-cell table:style-name="ce10" office:value-type="string">
            <text:p>등록할 물품의 정보에 대해 양식에 맞춰 글을 작성한다.</text:p>
          </table:table-cell>
          <table:table-cell table:style-name="ce10"/>
          <table:table-cell table:number-columns-repeated="1019"/>
        </table:table-row>
        <table:table-row table:style-name="ro3">
          <table:covered-table-cell table:style-name="ce5"/>
          <table:table-cell table:style-name="ce10" office:value-type="string">
            <text:p>RSP-SELLER-4</text:p>
          </table:table-cell>
          <table:table-cell table:style-name="ce10" office:value-type="string">
            <text:p>등록 물품에 해당하는 사진 첨부</text:p>
          </table:table-cell>
          <table:table-cell table:style-name="ce10" office:value-type="string">
            <text:p>하단에 있는 첨부파일 버튼을 클릭하여 이미지를 선택한다.</text:p>
          </table:table-cell>
          <table:table-cell table:style-name="ce10"/>
          <table:table-cell table:number-columns-repeated="1019"/>
        </table:table-row>
        <table:table-row table:style-name="ro3">
          <table:covered-table-cell table:style-name="ce5"/>
          <table:table-cell table:style-name="ce10" office:value-type="string">
            <text:p>RSP-SELLER-5</text:p>
          </table:table-cell>
          <table:table-cell table:style-name="ce10" office:value-type="string">
            <text:p>글 등록버튼 클릭</text:p>
          </table:table-cell>
          <table:table-cell table:style-name="ce10" office:value-type="string">
            <text:p>글 작성이 완료되면 등록 버튼을 클릭한다.</text:p>
          </table:table-cell>
          <table:table-cell table:style-name="ce10"/>
          <table:table-cell table:number-columns-repeated="1019"/>
        </table:table-row>
        <table:table-row table:style-name="ro3">
          <table:covered-table-cell table:style-name="ce5"/>
          <table:table-cell table:style-name="ce10" office:value-type="string">
            <text:p>RSP-USER-21</text:p>
          </table:table-cell>
          <table:table-cell table:style-name="ce10" office:value-type="string">
            <text:p>상품 조회</text:p>
          </table:table-cell>
          <table:table-cell table:style-name="ce16" office:value-type="string">
            <text:p>원하는 상품을 클릭하고 상세 정보를 조회한다.</text:p>
          </table:table-cell>
          <table:table-cell table:style-name="ce16"/>
          <table:table-cell table:number-columns-repeated="1019"/>
        </table:table-row>
        <table:table-row table:style-name="ro3">
          <table:covered-table-cell table:style-name="ce5"/>
          <table:table-cell table:style-name="ce10" office:value-type="string">
            <text:p>RSP-SELLER-6</text:p>
          </table:table-cell>
          <table:table-cell table:style-name="ce10" office:value-type="string">
            <text:p>상품 수정</text:p>
          </table:table-cell>
          <table:table-cell table:style-name="ce10" office:value-type="string" table:number-columns-spanned="2" table:number-rows-spanned="1">
            <text:p>상품의 정보를 출력하고 상품 수정 버튼을 클릭 후 <text:s/>수정하고 싶은 정보를 변경한다.</text:p>
          </table:table-cell>
          <table:covered-table-cell table:style-name="ce10"/>
          <table:table-cell table:number-columns-repeated="1019"/>
        </table:table-row>
        <table:table-row table:style-name="ro3">
          <table:covered-table-cell table:style-name="ce6"/>
          <table:table-cell table:style-name="ce10" office:value-type="string">
            <text:p>RSP-SELLER-7</text:p>
          </table:table-cell>
          <table:table-cell table:style-name="ce10" office:value-type="string">
            <text:p>상품 삭제</text:p>
          </table:table-cell>
          <table:table-cell table:style-name="ce10" office:value-type="string" table:number-columns-spanned="2" table:number-rows-spanned="1">
            <text:p>판매자 마이페이지에서 등록 상품 정보를 출력 후 상품 삭제 버튼을 클릭한다.</text:p>
          </table:table-cell>
          <table:covered-table-cell table:style-name="ce10"/>
          <table:table-cell table:number-columns-repeated="1019"/>
        </table:table-row>
        <table:table-row table:style-name="ro3">
          <table:table-cell table:style-name="ce7" office:value-type="string" table:number-columns-spanned="1" table:number-rows-spanned="2">
            <text:p>상품 검색</text:p>
          </table:table-cell>
          <table:table-cell table:style-name="ce10" office:value-type="string">
            <text:p>RSP-USER-21</text:p>
          </table:table-cell>
          <table:table-cell table:style-name="ce10" office:value-type="string">
            <text:p>카테고리 상품 조회</text:p>
          </table:table-cell>
          <table:table-cell table:style-name="ce10" office:value-type="string" table:number-columns-spanned="2" table:number-rows-spanned="1">
            <text:p>해당 카테고리목록을 선택하면 하위 상품 목록이 출력된다.</text:p>
          </table:table-cell>
          <table:covered-table-cell table:style-name="ce10"/>
          <table:table-cell table:number-columns-repeated="1019"/>
        </table:table-row>
        <table:table-row table:style-name="ro3">
          <table:covered-table-cell table:style-name="ce8"/>
          <table:table-cell table:style-name="ce10" office:value-type="string">
            <text:p>RSP-USER-22</text:p>
          </table:table-cell>
          <table:table-cell table:style-name="ce10" office:value-type="string">
            <text:p>상품 검색</text:p>
          </table:table-cell>
          <table:table-cell table:style-name="ce10" office:value-type="string" table:number-columns-spanned="2" table:number-rows-spanned="1">
            <text:p>검색창에 상품명을 검색하여 상품 목록을 출력한다.</text:p>
          </table:table-cell>
          <table:covered-table-cell table:style-name="ce10"/>
          <table:table-cell table:number-columns-repeated="1019"/>
        </table:table-row>
        <table:table-row table:style-name="ro3">
          <table:table-cell table:style-name="ce9" office:value-type="string" table:number-columns-spanned="1" table:number-rows-spanned="4">
            <text:p>상품 리뷰</text:p>
          </table:table-cell>
          <table:table-cell table:style-name="ce10" office:value-type="string">
            <text:p>RSP-USER-23</text:p>
          </table:table-cell>
          <table:table-cell table:style-name="ce10" office:value-type="string">
            <text:p>상품 리뷰 조회</text:p>
          </table:table-cell>
          <table:table-cell table:style-name="ce10" office:value-type="string" table:number-columns-spanned="2" table:number-rows-spanned="1">
            <text:p>상품의 리뷰 버튼을 클릭하면 해당 상품에 고객이 작성한 리뷰를 조회할 수 있다.</text:p>
          </table:table-cell>
          <table:covered-table-cell table:style-name="ce10"/>
          <table:table-cell table:number-columns-repeated="1019"/>
        </table:table-row>
        <table:table-row table:style-name="ro3">
          <table:covered-table-cell table:style-name="ce8"/>
          <table:table-cell table:style-name="ce10" office:value-type="string">
            <text:p>RSP-USER-24</text:p>
          </table:table-cell>
          <table:table-cell table:style-name="ce10" office:value-type="string">
            <text:p>상품 리뷰 등록</text:p>
          </table:table-cell>
          <table:table-cell table:style-name="ce10" office:value-type="string" table:number-columns-spanned="2" table:number-rows-spanned="1">
            <text:p>해당 상품에 고객이 리뷰 등록 버튼을 클릭하고 글을 작성하면 리뷰가 등록된다.</text:p>
          </table:table-cell>
          <table:covered-table-cell table:style-name="ce10"/>
          <table:table-cell table:number-columns-repeated="1019"/>
        </table:table-row>
        <table:table-row table:style-name="ro3">
          <table:covered-table-cell table:style-name="ce8"/>
          <table:table-cell table:style-name="ce10" office:value-type="string">
            <text:p>RSP-USER-25</text:p>
          </table:table-cell>
          <table:table-cell table:style-name="ce10" office:value-type="string">
            <text:p>상품 리뷰 수정</text:p>
          </table:table-cell>
          <table:table-cell table:style-name="ce10" office:value-type="string" table:number-columns-spanned="2" table:number-rows-spanned="1">
            <text:p>해당 상품의 리뷰 수정 버튼을 클릭하면 상품의 리뷰 내용이 수정된다. </text:p>
          </table:table-cell>
          <table:covered-table-cell table:style-name="ce10"/>
          <table:table-cell table:number-columns-repeated="1019"/>
        </table:table-row>
        <table:table-row table:style-name="ro3">
          <table:covered-table-cell table:style-name="ce9"/>
          <table:table-cell table:style-name="ce10" office:value-type="string">
            <text:p>RSP-USER-26</text:p>
          </table:table-cell>
          <table:table-cell table:style-name="ce10" office:value-type="string">
            <text:p>상품 리뷰 삭제</text:p>
          </table:table-cell>
          <table:table-cell table:style-name="ce10" office:value-type="string" table:number-columns-spanned="2" table:number-rows-spanned="1">
            <text:p>해당 상품의 리뷰 삭제 버튼을 클릭하면 상품의 리뷰가 삭제된다.</text:p>
          </table:table-cell>
          <table:covered-table-cell table:style-name="ce10"/>
          <table:table-cell table:number-columns-repeated="1019"/>
        </table:table-row>
        <table:table-row table:style-name="ro3">
          <table:table-cell table:style-name="ce3" office:value-type="string">
            <text:p>1:1 채팅</text:p>
          </table:table-cell>
          <table:table-cell table:style-name="ce10" office:value-type="string">
            <text:p>RSP-BUYER-1</text:p>
          </table:table-cell>
          <table:table-cell table:style-name="ce10" office:value-type="string">
            <text:p>챗봇 API를 이용한 1:1채팅</text:p>
          </table:table-cell>
          <table:table-cell table:style-name="ce10" office:value-type="string" table:number-columns-spanned="2" table:number-rows-spanned="1">
            <text:p>챗봇 API가 적용된 채팅 화면을 출력하고 고객은 궁금한 사항을 입력하면 질문의 답이 출력된다.</text:p>
          </table:table-cell>
          <table:covered-table-cell table:style-name="ce10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8">
            <text:p>게시판관리</text:p>
          </table:table-cell>
          <table:table-cell table:style-name="ce10" office:value-type="string">
            <text:p>RSP-USER-27</text:p>
          </table:table-cell>
          <table:table-cell table:style-name="ce10" office:value-type="string">
            <text:p>배송문의/ 상품문의 게시판 조회</text:p>
          </table:table-cell>
          <table:table-cell table:style-name="ce10" office:value-type="string" table:number-columns-spanned="2" table:number-rows-spanned="1">
            <text:p>배송문의/상품문의 게시판을 클릭하고 보고싶은 글을 클릭하면 내용을 조회할 수 있다.</text:p>
          </table:table-cell>
          <table:covered-table-cell table:style-name="ce10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28</text:p>
          </table:table-cell>
          <table:table-cell table:style-name="ce10" office:value-type="string">
            <text:p>배송문의/ 상품문의 게시판 작성</text:p>
          </table:table-cell>
          <table:table-cell table:style-name="ce10" office:value-type="string" table:number-columns-spanned="2" table:number-rows-spanned="1">
            <text:p>배송문의/상품문의 게시판을 클릭하고 작성 버튼을 클릭하면 작성한 내용이 등록이 된다.</text:p>
          </table:table-cell>
          <table:covered-table-cell table:style-name="ce10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29</text:p>
          </table:table-cell>
          <table:table-cell table:style-name="ce10" office:value-type="string">
            <text:p>배송문의/ 상품문의 게시판 수정</text:p>
          </table:table-cell>
          <table:table-cell table:style-name="ce10" office:value-type="string" table:number-columns-spanned="2" table:number-rows-spanned="1">
            <text:p>배송문의/상품문의 게시판을 클릭하고 글의 수정 버튼을 클릭하면 내용이 수정된다.</text:p>
          </table:table-cell>
          <table:covered-table-cell table:style-name="ce10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30</text:p>
          </table:table-cell>
          <table:table-cell table:style-name="ce10" office:value-type="string">
            <text:p>배송문의/ 상품문의 게시판 삭제</text:p>
          </table:table-cell>
          <table:table-cell table:style-name="ce16" office:value-type="string" table:number-columns-spanned="2" table:number-rows-spanned="1">
            <text:p>배송문의/상품문의 게시판을 클릭하고 글의 삭제 버튼을 클릭하면 내용이 삭제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31</text:p>
          </table:table-cell>
          <table:table-cell table:style-name="ce10" office:value-type="string">
            <text:p>문의 게시판 댓글 조회</text:p>
          </table:table-cell>
          <table:table-cell table:style-name="ce16" office:value-type="string" table:number-columns-spanned="2" table:number-rows-spanned="1">
            <text:p>배송문의/상품문의 게시판을 클릭하고 글의 댓글 버튼을 클릭하면 댓글내용이 조회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32</text:p>
          </table:table-cell>
          <table:table-cell table:style-name="ce10" office:value-type="string">
            <text:p>문의 게시판 댓글 작성</text:p>
          </table:table-cell>
          <table:table-cell table:style-name="ce16" office:value-type="string" table:number-columns-spanned="2" table:number-rows-spanned="1">
            <text:p>배송문의/상품문의 게시판을 클릭하고 글의 댓글 작성버튼을 클릭하면 작성내용이 등록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33</text:p>
          </table:table-cell>
          <table:table-cell table:style-name="ce10" office:value-type="string">
            <text:p>문의 게시판 댓글 수정</text:p>
          </table:table-cell>
          <table:table-cell table:style-name="ce16" office:value-type="string" table:number-columns-spanned="2" table:number-rows-spanned="1">
            <text:p>배송문의/상품문의 게시판을 클릭하고 글의 댓글 수정버튼을 클릭하면 작성내용이 수정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USER-34</text:p>
          </table:table-cell>
          <table:table-cell table:style-name="ce10" office:value-type="string">
            <text:p>문의 게시판 댓글 삭제</text:p>
          </table:table-cell>
          <table:table-cell table:style-name="ce16" office:value-type="string" table:number-columns-spanned="2" table:number-rows-spanned="1">
            <text:p>배송문의/상품문의 게시판을 클릭하고 글의 댓글 삭제버튼을 클릭하면 작성내용이 삭제된다.</text:p>
          </table:table-cell>
          <table:covered-table-cell table:style-name="ce16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5">
            <text:p>쿠폰발급</text:p>
          </table:table-cell>
          <table:table-cell table:style-name="ce10" office:value-type="string">
            <text:p>RSP-STAFF-1</text:p>
          </table:table-cell>
          <table:table-cell table:style-name="ce10" office:value-type="string">
            <text:p>할인쿠폰 생성</text:p>
          </table:table-cell>
          <table:table-cell table:style-name="ce16" office:value-type="string" table:number-columns-spanned="2" table:number-rows-spanned="1">
            <text:p>할인쿠폰 버튼을 클릭 후 양식에 맞게 내용작성을 하고 생성 버튼을 클릭하면 쿠폰이 생성된다. 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8"/>
          <table:table-cell table:style-name="ce10" office:value-type="string">
            <text:p>RSP-STAFF-2</text:p>
          </table:table-cell>
          <table:table-cell table:style-name="ce10" office:value-type="string">
            <text:p>매달 생일인 고객에게 할인쿠폰 발급</text:p>
          </table:table-cell>
          <table:table-cell table:style-name="ce16" office:value-type="string" table:number-columns-spanned="2" table:number-rows-spanned="1">
            <text:p>할인쿠폰 버튼을 클릭 후 이번달이 생일인 고객들을 조회하고 해당 고객들에게 쿠폰을 발급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8"/>
          <table:table-cell table:style-name="ce10" office:value-type="string">
            <text:p>RSP-STAFF-3</text:p>
          </table:table-cell>
          <table:table-cell table:style-name="ce10" office:value-type="string">
            <text:p>회원 등급으로 할인쿠폰 발급</text:p>
          </table:table-cell>
          <table:table-cell table:style-name="ce16" office:value-type="string" table:number-columns-spanned="2" table:number-rows-spanned="1">
            <text:p>할인쿠폰 버튼을 클릭 후 회원등급을 조회하여 등급별로 쿠폰을 발급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8"/>
          <table:table-cell table:style-name="ce10" office:value-type="string">
            <text:p>RSP-STAFF-4</text:p>
          </table:table-cell>
          <table:table-cell table:style-name="ce10" office:value-type="string">
            <text:p>출석체크 이벤트 할인쿠폰 발급</text:p>
          </table:table-cell>
          <table:table-cell table:style-name="ce16" office:value-type="string" table:number-columns-spanned="2" table:number-rows-spanned="1">
            <text:p>할인쿠폰 버튼을 클릭 후 15일 이상 출석체크에 도장을 찍은 고객에게 쿠폰을 발급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9"/>
          <table:table-cell table:style-name="ce10" office:value-type="string">
            <text:p>RSP-USER-35</text:p>
          </table:table-cell>
          <table:table-cell table:style-name="ce10" office:value-type="string">
            <text:p>할인쿠폰 조회</text:p>
          </table:table-cell>
          <table:table-cell table:style-name="ce16" office:value-type="string" table:number-columns-spanned="2" table:number-rows-spanned="1">
            <text:p>마이페이지에서 쿠폰조회 버튼을 클릭 후 쿠폰목록을 조회한다.</text:p>
          </table:table-cell>
          <table:covered-table-cell table:style-name="ce16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4">
            <text:p>공지사항</text:p>
          </table:table-cell>
          <table:table-cell table:style-name="ce10" office:value-type="string">
            <text:p>RSP-STAFF-5</text:p>
          </table:table-cell>
          <table:table-cell table:style-name="ce10" office:value-type="string">
            <text:p>공지사항 &amp; 자주묻는 질문 등록</text:p>
          </table:table-cell>
          <table:table-cell table:style-name="ce16" office:value-type="string" table:number-columns-spanned="2" table:number-rows-spanned="1">
            <text:p>공지사항을 클릭하고 글 작성 버튼을 누른 뒤 양식에 맞게 글을 작성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8"/>
          <table:table-cell table:style-name="ce10" office:value-type="string">
            <text:p>RSP-USER-36</text:p>
          </table:table-cell>
          <table:table-cell table:style-name="ce10" office:value-type="string">
            <text:p>공지사항 &amp; 자주묻는 질문 조회</text:p>
          </table:table-cell>
          <table:table-cell table:style-name="ce16" office:value-type="string" table:number-columns-spanned="2" table:number-rows-spanned="1">
            <text:p>공지사항을 클릭하고 조회하고 싶은 글을 클릭하면 글을 볼 수 있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8"/>
          <table:table-cell table:style-name="ce10" office:value-type="string">
            <text:p>RSP-STAFF-6</text:p>
          </table:table-cell>
          <table:table-cell table:style-name="ce10" office:value-type="string">
            <text:p>공지사항 &amp; 자주묻는 질문 수정</text:p>
          </table:table-cell>
          <table:table-cell table:style-name="ce16" office:value-type="string" table:number-columns-spanned="2" table:number-rows-spanned="1">
            <text:p>공지사항을 클릭하고 수정하고 싶은 글을 클릭하면 글을 수정할 수 있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9"/>
          <table:table-cell table:style-name="ce10" office:value-type="string">
            <text:p>RSP-STAFF-7</text:p>
          </table:table-cell>
          <table:table-cell table:style-name="ce10" office:value-type="string">
            <text:p>공지사항 &amp; 자주묻는 질문 삭제</text:p>
          </table:table-cell>
          <table:table-cell table:style-name="ce16" office:value-type="string" table:number-columns-spanned="2" table:number-rows-spanned="1">
            <text:p>공지사항을 클릭하고 삭제하고 싶은 글을 클릭하면 글을 삭제할 수 있다.</text:p>
          </table:table-cell>
          <table:covered-table-cell table:style-name="ce16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4">
            <text:p>상품 관리</text:p>
          </table:table-cell>
          <table:table-cell table:style-name="ce10" office:value-type="string">
            <text:p>RSP-USER-37</text:p>
          </table:table-cell>
          <table:table-cell table:style-name="ce10" office:value-type="string">
            <text:p>상품 카테고리 조회</text:p>
          </table:table-cell>
          <table:table-cell table:style-name="ce16" office:value-type="string" table:number-columns-spanned="2" table:number-rows-spanned="1">
            <text:p>조회하고싶은 카테고리를 클릭하면 카테고리 목록이 조회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8"/>
          <table:table-cell table:style-name="ce10" office:value-type="string">
            <text:p>RSP-STAFF-8</text:p>
          </table:table-cell>
          <table:table-cell table:style-name="ce10" office:value-type="string">
            <text:p>상품 카테고리 수정</text:p>
          </table:table-cell>
          <table:table-cell table:style-name="ce16" office:value-type="string" table:number-columns-spanned="2" table:number-rows-spanned="1">
            <text:p>카테고리 목록에서 수정버튼을 클릭하고 수정하고싶은 카테고리의 이름을 수정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8"/>
          <table:table-cell table:style-name="ce10" office:value-type="string">
            <text:p>RSP-STAFF-9</text:p>
          </table:table-cell>
          <table:table-cell table:style-name="ce10" office:value-type="string">
            <text:p>상품 카테고리 삭제</text:p>
          </table:table-cell>
          <table:table-cell table:style-name="ce16" office:value-type="string" table:number-columns-spanned="2" table:number-rows-spanned="1">
            <text:p>카테고리 목록에서 삭제버튼을 클릭하고 삭제하고싶은 카테고리의 이름을 클릭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9"/>
          <table:table-cell table:style-name="ce10" office:value-type="string">
            <text:p>RSP-STAFF-10</text:p>
          </table:table-cell>
          <table:table-cell table:style-name="ce10" office:value-type="string">
            <text:p>상품 카테고리 추가</text:p>
          </table:table-cell>
          <table:table-cell table:style-name="ce16" office:value-type="string" table:number-columns-spanned="2" table:number-rows-spanned="1">
            <text:p>카테고리 목록에서 추가버튼을 클릭하고 추가하고싶은 카테고리의 양식을 작성한다.</text:p>
          </table:table-cell>
          <table:covered-table-cell table:style-name="ce16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2">
            <text:p>스타일링</text:p>
          </table:table-cell>
          <table:table-cell table:style-name="ce10" office:value-type="string">
            <text:p>RSP-BUYER-2</text:p>
          </table:table-cell>
          <table:table-cell table:style-name="ce10" office:value-type="string">
            <text:p>스타일링을 출력하기 위한 사진 등록</text:p>
          </table:table-cell>
          <table:table-cell table:style-name="ce16" office:value-type="string" table:number-columns-spanned="2" table:number-rows-spanned="1">
            <text:p>스타일링 화면을 출력하고 사진추가 버튼을 클릭한 뒤 본인 사진을 등록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BUYER-3</text:p>
          </table:table-cell>
          <table:table-cell table:style-name="ce10" office:value-type="string">
            <text:p>본인과 유사한 연예인의 스타일링 사진을 출력</text:p>
          </table:table-cell>
          <table:table-cell table:style-name="ce16" office:value-type="string" table:number-columns-spanned="2" table:number-rows-spanned="1">
            <text:p>본인 사진을 등록한 뒤에 스타일링 사진을 출력한다.</text:p>
          </table:table-cell>
          <table:covered-table-cell table:style-name="ce16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3">
            <text:p>장바구니</text:p>
          </table:table-cell>
          <table:table-cell table:style-name="ce10" office:value-type="string">
            <text:p>RSP-BUYER-4</text:p>
          </table:table-cell>
          <table:table-cell table:style-name="ce10" office:value-type="string">
            <text:p>고객의 장바구니에 상품 담기</text:p>
          </table:table-cell>
          <table:table-cell table:style-name="ce19" office:value-type="string" table:number-columns-spanned="2" table:number-rows-spanned="1">
            <text:p>고객이 주문할 상품의 옵션과 수량을 기재하고 장바구니에 담는다.</text:p>
          </table:table-cell>
          <table:covered-table-cell table:style-name="ce23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BUYER-5</text:p>
          </table:table-cell>
          <table:table-cell table:style-name="ce10" office:value-type="string">
            <text:p>장바구니 목록 조회</text:p>
          </table:table-cell>
          <table:table-cell table:style-name="ce19" office:value-type="string" table:number-columns-spanned="2" table:number-rows-spanned="1">
            <text:p>마이페이지에 장바구니 버튼을 클릭하고 현재 고객의 장바구니 목록을 조회한다.</text:p>
          </table:table-cell>
          <table:covered-table-cell table:style-name="ce23"/>
          <table:table-cell table:number-columns-repeated="1019"/>
        </table:table-row>
        <table:table-row table:style-name="ro6">
          <table:covered-table-cell table:style-name="ce3"/>
          <table:table-cell table:style-name="ce10" office:value-type="string">
            <text:p>RSP-BUYER-6</text:p>
          </table:table-cell>
          <table:table-cell table:style-name="ce10" office:value-type="string">
            <text:p>장바구니 목록 삭제</text:p>
          </table:table-cell>
          <table:table-cell table:style-name="ce20" office:value-type="string" table:number-columns-spanned="2" table:number-rows-spanned="1">
            <text:p>마이페이지에 장바구니 버튼을 클릭하고 현재 고객의 장바구니 목록에서 전체 또는 일부 </text:p>
            <text:p>선택으로 상품을 선택한뒤 삭제한다.마이페이지에 장바구니 버튼을 클릭하고 현재 고객의 장바구니 목록에서 전체 또는 일부 </text:p>
            <text:p>선택으로 상품을 선택한뒤 삭제한다.마이페이지에 장바구니 버튼을 클릭하고 현재 고객의 장바구니 목록에서 전체 또는 일부 </text:p>
            <text:p>선택으로 상품을 선택한뒤 삭제한다.</text:p>
          </table:table-cell>
          <table:covered-table-cell table:style-name="ce23"/>
          <table:table-cell table:number-columns-repeated="1019"/>
        </table:table-row>
        <table:table-row table:style-name="ro7">
          <table:table-cell table:style-name="ce3" office:value-type="string" table:number-columns-spanned="1" table:number-rows-spanned="3">
            <text:p>상품 주문</text:p>
          </table:table-cell>
          <table:table-cell table:style-name="ce10" office:value-type="string">
            <text:p>RSP-BUYER-7</text:p>
          </table:table-cell>
          <table:table-cell table:style-name="ce10" office:value-type="string">
            <text:p>장바구니에 담긴 상품 주문</text:p>
          </table:table-cell>
          <table:table-cell table:style-name="ce20" office:value-type="string" table:number-columns-spanned="2" table:number-rows-spanned="1">
            <text:p>마이페이지에 장바구니 버튼을 클릭하고 현재 고객의 장바구니 목록에서 전체 또는 일부 </text:p>
            <text:p>선택으로 상품을 선택한뒤 주문한다.마이페이지에 장바구니 버튼을 클릭하고 현재 고객의 장바구니 목록에서 전체 또는 일부 </text:p>
            <text:p>선택으로 상품을 선택한뒤 주문한다.마이페이지에 장바구니 버튼을 클릭하고 현재 고객의 장바구니 목록에서 전체 또는 일부 </text:p>
            <text:p>선택으로 상품을 선택한뒤 주문한다.</text:p>
          </table:table-cell>
          <table:covered-table-cell table:style-name="ce23"/>
          <table:table-cell table:number-columns-repeated="1019"/>
        </table:table-row>
        <table:table-row table:style-name="ro3">
          <table:covered-table-cell table:style-name="ce3"/>
          <table:table-cell table:style-name="ce10" office:value-type="string">
            <text:p>RSP-STAFF-10</text:p>
          </table:table-cell>
          <table:table-cell table:style-name="ce10" office:value-type="string">
            <text:p>고객이 주문한 상품내역 확인</text:p>
          </table:table-cell>
          <table:table-cell table:style-name="ce19" office:value-type="string" table:number-columns-spanned="2" table:number-rows-spanned="1">
            <text:p>관리자는 주문사항 버튼을 클릭하고 고객이 주문한 상품들의 목록을 출력한다.</text:p>
          </table:table-cell>
          <table:covered-table-cell table:style-name="ce23"/>
          <table:table-cell table:number-columns-repeated="1019"/>
        </table:table-row>
        <table:table-row table:style-name="ro8">
          <table:covered-table-cell table:style-name="ce3"/>
          <table:table-cell table:style-name="ce10" office:value-type="string">
            <text:p>RSP-STAFF-11</text:p>
          </table:table-cell>
          <table:table-cell table:style-name="ce10" office:value-type="string">
            <text:p>고객 상품내역 확인 후 상태변경</text:p>
          </table:table-cell>
          <table:table-cell table:style-name="ce20" office:value-type="string" table:number-columns-spanned="2" table:number-rows-spanned="1">
            <text:p>고객이 주문한 상품들의 목록을 출력하고 주문 확인 버튼을 클릭하면 미확인 상태를 </text:p>
            <text:p>주문 상태로 변경한다.고객이 주문한 상품들의 목록을 출력하고 주문 확인 버튼을 클릭하면 미확인 상태를 </text:p>
            <text:p>주문 상태로 변경한다.고객이 주문한 상품들의 목록을 출력하고 주문 확인 버튼을 클릭하면 미확인 상태를 </text:p>
            <text:p>주문 상태로 변경한다.</text:p>
          </table:table-cell>
          <table:covered-table-cell table:style-name="ce23"/>
          <table:table-cell table:number-columns-repeated="1019"/>
        </table:table-row>
        <table:table-row table:style-name="ro7">
          <table:table-cell table:style-name="ce3" office:value-type="string">
            <text:p>관심상품</text:p>
          </table:table-cell>
          <table:table-cell table:style-name="ce10" office:value-type="string">
            <text:p>RSP-BUYER-8</text:p>
          </table:table-cell>
          <table:table-cell table:style-name="ce10" office:value-type="string">
            <text:p>고객의 관심상품 출력</text:p>
          </table:table-cell>
          <table:table-cell table:style-name="ce17" office:value-type="string" table:number-columns-spanned="2" table:number-rows-spanned="1">
            <text:p>고객이 메인화면에서 상품을 클릭하면 오른쪽 팝업 형식으로 클릭한 상품 목록이 출력되고 </text:p>
            <text:p>목록을 클릭하면 해당 상품화면으로 전환된다.고객이 메인화면에서 상품을 클릭하면 오른쪽 팝업 형식으로 클릭한 상품 목록이 출력되고 </text:p>
            <text:p>목록을 클릭하면 해당 상품화면으로 전환된다.고객이 메인화면에서 상품을 클릭하면 오른쪽 팝업 형식으로 클릭한 상품 목록이 출력되고 </text:p>
            <text:p>목록을 클릭하면 해당 상품화면으로 전환된다.</text:p>
          </table:table-cell>
          <table:covered-table-cell table:style-name="ce24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4">
            <text:p>상품 결제</text:p>
          </table:table-cell>
          <table:table-cell table:style-name="ce10" office:value-type="string">
            <text:p>RSP-BUYER-9</text:p>
          </table:table-cell>
          <table:table-cell table:style-name="ce10" office:value-type="string">
            <text:p>상품 결제 시 쿠폰 사용</text:p>
          </table:table-cell>
          <table:table-cell table:style-name="ce16" office:value-type="string" table:number-columns-spanned="2" table:number-rows-spanned="1">
            <text:p>상품 결제 시 쿠폰 버튼을 클릭하고 쿠폰 목록에서 사용할 쿠폰을 클릭한다.</text:p>
          </table:table-cell>
          <table:covered-table-cell table:style-name="ce25"/>
          <table:table-cell table:number-columns-repeated="1019"/>
        </table:table-row>
        <table:table-row table:style-name="ro3">
          <table:covered-table-cell table:style-name="ce8"/>
          <table:table-cell table:style-name="ce10" office:value-type="string">
            <text:p>RSP-BUYER-10</text:p>
          </table:table-cell>
          <table:table-cell table:style-name="ce10" office:value-type="string">
            <text:p>상품 결제 시 쿠폰 금액 제외하고 결제 </text:p>
          </table:table-cell>
          <table:table-cell table:style-name="ce16" office:value-type="string" table:number-columns-spanned="2" table:number-rows-spanned="1">
            <text:p>결제 금액에서 쿠폰 금액을 제외하고 남은 금액만큼 포인트로 결제한다.</text:p>
          </table:table-cell>
          <table:covered-table-cell table:style-name="ce25"/>
          <table:table-cell table:number-columns-repeated="1019"/>
        </table:table-row>
        <table:table-row table:style-name="ro3">
          <table:covered-table-cell table:style-name="ce8"/>
          <table:table-cell table:style-name="ce10" office:value-type="string">
            <text:p>RSP-BUYER-11</text:p>
          </table:table-cell>
          <table:table-cell table:style-name="ce10" office:value-type="string">
            <text:p>결제 시 포인트 부족</text:p>
          </table:table-cell>
          <table:table-cell table:style-name="ce16" office:value-type="string" table:number-columns-spanned="2" table:number-rows-spanned="1">
            <text:p>포인트가 부족하다는 메시지와 충전화면을 띄운다.</text:p>
          </table:table-cell>
          <table:covered-table-cell table:style-name="ce25"/>
          <table:table-cell table:number-columns-repeated="1019"/>
        </table:table-row>
        <table:table-row table:style-name="ro3">
          <table:covered-table-cell table:style-name="ce9"/>
          <table:table-cell table:style-name="ce10" office:value-type="string">
            <text:p>RSP-BUYER-12</text:p>
          </table:table-cell>
          <table:table-cell table:style-name="ce10" office:value-type="string">
            <text:p>포인트 충전</text:p>
          </table:table-cell>
          <table:table-cell table:style-name="ce16" office:value-type="string" table:number-columns-spanned="2" table:number-rows-spanned="1">
            <text:p>마이페이지를 출력 후 포인트 충전 버튼을 클릭하고 충전할 금액을 기입한다.</text:p>
          </table:table-cell>
          <table:covered-table-cell table:style-name="ce25"/>
          <table:table-cell table:number-columns-repeated="1019"/>
        </table:table-row>
        <table:table-row table:style-name="ro9">
          <table:table-cell table:style-name="ce3" office:value-type="string" table:number-columns-spanned="1" table:number-rows-spanned="4">
            <text:p>카드사 관리</text:p>
          </table:table-cell>
          <table:table-cell table:style-name="ce10" office:value-type="string">
            <text:p>RSP-STAFF-12</text:p>
          </table:table-cell>
          <table:table-cell table:style-name="ce10" office:value-type="string">
            <text:p>카드사 등록</text:p>
          </table:table-cell>
          <table:table-cell table:style-name="ce17" office:value-type="string" table:number-columns-spanned="2" table:number-rows-spanned="1">
            <text:p>관리자페이지를 출력하고 카드사 버튼을 클릭해서 카드사 목록을 출력한다음 추가버튼을 </text:p>
            <text:p>클릭한 뒤 양식에 맞게 작성해서 등록한다.관리자페이지를 출력하고 카드사 버튼을 클릭해서 카드사 목록을 출력한다음 추가버튼을 </text:p>
            <text:p>클릭한 뒤 양식에 맞게 작성해서 등록한다.관리자페이지를 출력하고 카드사 버튼을 클릭해서 카드사 목록을 출력한다음 추가버튼을 </text:p>
            <text:p>클릭한 뒤 양식에 맞게 작성해서 등록한다.</text:p>
          </table:table-cell>
          <table:covered-table-cell table:style-name="ce25"/>
          <table:table-cell table:number-columns-repeated="1019"/>
        </table:table-row>
        <table:table-row table:style-name="ro3">
          <table:covered-table-cell table:style-name="ce8"/>
          <table:table-cell table:style-name="ce10" office:value-type="string">
            <text:p>RSP-BUYER-13</text:p>
          </table:table-cell>
          <table:table-cell table:style-name="ce10" office:value-type="string">
            <text:p>카드사 조회</text:p>
          </table:table-cell>
          <table:table-cell table:style-name="ce16" office:value-type="string" table:number-columns-spanned="2" table:number-rows-spanned="1">
            <text:p>포인트 충전 시 카드사 조회 버튼을 클릭하면 카드사 목록이 출력된다.</text:p>
          </table:table-cell>
          <table:covered-table-cell table:style-name="ce25"/>
          <table:table-cell table:number-columns-repeated="1019"/>
        </table:table-row>
        <table:table-row table:style-name="ro10">
          <table:covered-table-cell table:style-name="ce8"/>
          <table:table-cell table:style-name="ce10" office:value-type="string">
            <text:p>RSP-STAFF-13</text:p>
          </table:table-cell>
          <table:table-cell table:style-name="ce10" office:value-type="string">
            <text:p>카드사 수정</text:p>
          </table:table-cell>
          <table:table-cell table:style-name="ce17" office:value-type="string" table:number-columns-spanned="2" table:number-rows-spanned="1">
            <text:p>관리자 페이지에서 카드사 목록을 출력한 뒤 수정할 카드사를 선택하고 양식에 맞게 </text:p>
            <text:p>작성해서 수정한다.관리자 페이지에서 카드사 목록을 출력한 뒤 수정할 카드사를 선택하고 양식에 맞게 </text:p>
            <text:p>작성해서 수정한다.관리자 페이지에서 카드사 목록을 출력한 뒤 수정할 카드사를 선택하고 양식에 맞게 </text:p>
            <text:p>작성해서 수정한다.</text:p>
          </table:table-cell>
          <table:covered-table-cell table:style-name="ce25"/>
          <table:table-cell table:number-columns-repeated="1019"/>
        </table:table-row>
        <table:table-row table:style-name="ro11">
          <table:covered-table-cell table:style-name="ce9"/>
          <table:table-cell table:style-name="ce10" office:value-type="string">
            <text:p>RSP-STAFF-14</text:p>
          </table:table-cell>
          <table:table-cell table:style-name="ce10" office:value-type="string">
            <text:p>카드사 삭제</text:p>
          </table:table-cell>
          <table:table-cell table:style-name="ce17" office:value-type="string" table:number-columns-spanned="2" table:number-rows-spanned="1">
            <text:p>관리자 페이지에서 카드사 목록을 출력한 뒤 삭제할 카드사를 선택하고 삭제 버튼을 클릭한다.</text:p>
          </table:table-cell>
          <table:covered-table-cell table:style-name="ce25"/>
          <table:table-cell table:number-columns-repeated="1019"/>
        </table:table-row>
        <table:table-row table:style-name="ro7">
          <table:table-cell table:style-name="ce3" office:value-type="string" table:number-columns-spanned="1" table:number-rows-spanned="4">
            <text:p>주문 내역</text:p>
          </table:table-cell>
          <table:table-cell table:style-name="ce10" office:value-type="string">
            <text:p>RSP-BUYER-14</text:p>
          </table:table-cell>
          <table:table-cell table:style-name="ce10" office:value-type="string">
            <text:p>달력을 통한 주문일정 확인</text:p>
          </table:table-cell>
          <table:table-cell table:style-name="ce17" office:value-type="string" table:number-columns-spanned="2" table:number-rows-spanned="1">
            <text:p>마이페이지에서 주문 내역 버튼을 클릭 한 뒤 주문 목록에서 하단에 달력버튼을</text:p>
            <text:p>클릭하면 주문일정이 담긴 캘린더가 출력된다.마이페이지에서 주문 내역 버튼을 클릭 한 뒤 주문 목록에서 하단에 달력버튼을</text:p>
            <text:p>클릭하면 주문일정이 담긴 캘린더가 출력된다.마이페이지에서 주문 내역 버튼을 클릭 한 뒤 주문 목록에서 하단에 달력버튼을</text:p>
            <text:p>클릭하면 주문일정이 담긴 캘린더가 출력된다.</text:p>
          </table:table-cell>
          <table:covered-table-cell table:style-name="ce25"/>
          <table:table-cell table:number-columns-repeated="1019"/>
        </table:table-row>
        <table:table-row table:style-name="ro7">
          <table:covered-table-cell table:style-name="ce8"/>
          <table:table-cell table:style-name="ce10" office:value-type="string">
            <text:p>RSP-BUYER-15</text:p>
          </table:table-cell>
          <table:table-cell table:style-name="ce10" office:value-type="string">
            <text:p>주문 내역 확인</text:p>
          </table:table-cell>
          <table:table-cell table:style-name="ce17" office:value-type="string" table:number-columns-spanned="2" table:number-rows-spanned="1">
            <text:p>마이페이지에서 주문 내역 버튼을 클릭 한 뒤 상품 별 주문내역에서 조회하고 싶은 상품을 </text:p>
            <text:p>클릭하면 내역이 조회된다.마이페이지에서 주문 내역 버튼을 클릭 한 뒤 상품 별 주문내역에서 조회하고 싶은 상품을 </text:p>
            <text:p>클릭하면 내역이 조회된다.마이페이지에서 주문 내역 버튼을 클릭 한 뒤 상품 별 주문내역에서 조회하고 싶은 상품을 </text:p>
            <text:p>클릭하면 내역이 조회된다.</text:p>
          </table:table-cell>
          <table:covered-table-cell table:style-name="ce25"/>
          <table:table-cell table:number-columns-repeated="1019"/>
        </table:table-row>
        <table:table-row table:style-name="ro9">
          <table:covered-table-cell table:style-name="ce8"/>
          <table:table-cell table:style-name="ce10" office:value-type="string">
            <text:p>RSP-BUYER-16</text:p>
          </table:table-cell>
          <table:table-cell table:style-name="ce10" office:value-type="string">
            <text:p>주문 취소</text:p>
          </table:table-cell>
          <table:table-cell table:style-name="ce17" office:value-type="string" table:number-columns-spanned="2" table:number-rows-spanned="1">
            <text:p>마이페이지에서 주문 내역 버튼을 클릭 한 뒤 상품 별 주문내역에서 취소하고 싶은 상품을</text:p>
            <text:p>클릭하면 취소가 완료된다.마이페이지에서 주문 내역 버튼을 클릭 한 뒤 상품 별 주문내역에서 취소하고 싶은 상품을</text:p>
            <text:p>클릭하면 취소가 완료된다.마이페이지에서 주문 내역 버튼을 클릭 한 뒤 상품 별 주문내역에서 취소하고 싶은 상품을</text:p>
            <text:p>클릭하면 취소가 완료된다.</text:p>
          </table:table-cell>
          <table:covered-table-cell table:style-name="ce25"/>
          <table:table-cell table:number-columns-repeated="1019"/>
        </table:table-row>
        <table:table-row table:style-name="ro12">
          <table:covered-table-cell table:style-name="ce9"/>
          <table:table-cell table:style-name="ce10" office:value-type="string">
            <text:p>RSP-BUYER-17</text:p>
          </table:table-cell>
          <table:table-cell table:style-name="ce10" office:value-type="string">
            <text:p>반품 신청</text:p>
          </table:table-cell>
          <table:table-cell table:style-name="ce17" office:value-type="string" table:number-columns-spanned="2" table:number-rows-spanned="1">
            <text:p>마이페이지에서 주문 내역 버튼을 클릭 한 뒤 상품 별 주문내역에서 반품하고 싶은 상품을 </text:p>
            <text:p>클릭하면 반품이 완료된다.마이페이지에서 주문 내역 버튼을 클릭 한 뒤 상품 별 주문내역에서 반품하고 싶은 상품을 </text:p>
            <text:p>클릭하면 반품이 완료된다.</text:p>
          </table:table-cell>
          <table:covered-table-cell table:style-name="ce25"/>
          <table:table-cell table:number-columns-repeated="1019"/>
        </table:table-row>
        <table:table-row table:style-name="ro13">
          <table:table-cell table:style-name="ce3" office:value-type="string" table:number-columns-spanned="1" table:number-rows-spanned="3">
            <text:p>배송 업체 관리</text:p>
          </table:table-cell>
          <table:table-cell table:style-name="ce10" office:value-type="string">
            <text:p>RSP-USER-38</text:p>
          </table:table-cell>
          <table:table-cell table:style-name="ce10" office:value-type="string">
            <text:p>배송 업체 조회</text:p>
          </table:table-cell>
          <table:table-cell table:style-name="ce17" office:value-type="string" table:number-columns-spanned="2" table:number-rows-spanned="1">
            <text:p>마이페이지에서 주문 내역 버튼을 클릭 한 뒤 주문내역에서 배송 조회 버튼을 클릭하면 </text:p>
            <text:p>현재 배송중인 배송 업체가 조회된다.마이페이지에서 주문 내역 버튼을 클릭 한 뒤 주문내역에서 배송 조회 버튼을 클릭하면 </text:p>
            <text:p>현재 배송중인 배송 업체가 조회된다.</text:p>
          </table:table-cell>
          <table:covered-table-cell table:style-name="ce25"/>
          <table:table-cell table:number-columns-repeated="1019"/>
        </table:table-row>
        <table:table-row table:style-name="ro14">
          <table:covered-table-cell table:style-name="ce8"/>
          <table:table-cell table:style-name="ce10" office:value-type="string">
            <text:p>RSP-STAFF-15</text:p>
          </table:table-cell>
          <table:table-cell table:style-name="ce10" office:value-type="string">
            <text:p>배송 업체 추가</text:p>
          </table:table-cell>
          <table:table-cell table:style-name="ce17" office:value-type="string" table:number-columns-spanned="2" table:number-rows-spanned="1">
            <text:p>배송 업체 버튼을 클릭한 뒤 현재 배송 업체 목록에서 양식에 맞게 작성해서 추가 버튼을 누른다.</text:p>
          </table:table-cell>
          <table:covered-table-cell table:style-name="ce25"/>
          <table:table-cell table:number-columns-repeated="1019"/>
        </table:table-row>
        <table:table-row table:style-name="ro3">
          <table:covered-table-cell table:style-name="ce9"/>
          <table:table-cell table:style-name="ce10" office:value-type="string">
            <text:p>RSP-STAFF-16</text:p>
          </table:table-cell>
          <table:table-cell table:style-name="ce10" office:value-type="string">
            <text:p>배송 업체 삭제</text:p>
          </table:table-cell>
          <table:table-cell table:style-name="ce16" office:value-type="string" table:number-columns-spanned="2" table:number-rows-spanned="1">
            <text:p>배송 업체 버튼을 클릭한 뒤 현재 배송 업체 목록에서 삭제 버튼을 누른다.</text:p>
          </table:table-cell>
          <table:covered-table-cell table:style-name="ce25"/>
          <table:table-cell table:number-columns-repeated="1019"/>
        </table:table-row>
        <table:table-row table:style-name="ro7">
          <table:table-cell table:style-name="ce3" office:value-type="string" table:number-columns-spanned="1" table:number-rows-spanned="2">
            <text:p>배송 관리</text:p>
          </table:table-cell>
          <table:table-cell table:style-name="ce10" office:value-type="string">
            <text:p>RSP-USER-39</text:p>
          </table:table-cell>
          <table:table-cell table:style-name="ce10" office:value-type="string">
            <text:p>배송 사항 조회</text:p>
          </table:table-cell>
          <table:table-cell table:style-name="ce17" office:value-type="string" table:number-columns-spanned="2" table:number-rows-spanned="1">
            <text:p>마이페이지에서 주문 내역 버튼을 클릭 한 뒤 주문내역에서 배송 사항 조회 버튼을 클릭하면</text:p>
            <text:p>현재 배송중인 배송 업체가 조회된다.마이페이지에서 주문 내역 버튼을 클릭 한 뒤 주문내역에서 배송 사항 조회 버튼을 클릭하면</text:p>
            <text:p>현재 배송중인 배송 업체가 조회된다.</text:p>
          </table:table-cell>
          <table:covered-table-cell table:style-name="ce25"/>
          <table:table-cell table:number-columns-repeated="1019"/>
        </table:table-row>
        <table:table-row table:style-name="ro12">
          <table:covered-table-cell table:style-name="ce9"/>
          <table:table-cell table:style-name="ce10" office:value-type="string">
            <text:p>RSP-SELLER-8</text:p>
          </table:table-cell>
          <table:table-cell table:style-name="ce10" office:value-type="string">
            <text:p>배송 사항 등록</text:p>
          </table:table-cell>
          <table:table-cell table:style-name="ce17" office:value-type="string" table:number-columns-spanned="2" table:number-rows-spanned="1">
            <text:p>판매자의 배송 페이지에서 배송한 상품의 등록 버튼을 클릭하고 배송 업체와 배송 정보를 </text:p>
            <text:p>등록한다.판매자의 배송 페이지에서 배송한 상품의 등록 버튼을 클릭하고 배송 업체와 배송 정보를 </text:p>
            <text:p>등록한다.</text:p>
          </table:table-cell>
          <table:covered-table-cell table:style-name="ce25"/>
          <table:table-cell table:number-columns-repeated="1019"/>
        </table:table-row>
        <table:table-row table:style-name="ro3">
          <table:table-cell table:style-name="ce3" office:value-type="string" table:number-columns-spanned="1" table:number-rows-spanned="3">
            <text:p>매출 현황</text:p>
          </table:table-cell>
          <table:table-cell table:style-name="ce10" office:value-type="string">
            <text:p>RSP-SELLER-9</text:p>
          </table:table-cell>
          <table:table-cell table:style-name="ce10" office:value-type="string">
            <text:p>총매출을 그래프로 확인</text:p>
          </table:table-cell>
          <table:table-cell table:style-name="ce16" office:value-type="string" table:number-columns-spanned="2" table:number-rows-spanned="1">
            <text:p>매출 페이지에서 총 매출을 클릭하면 총 매출 금액과 그래프를 출력한다.</text:p>
          </table:table-cell>
          <table:covered-table-cell table:style-name="ce25"/>
          <table:table-cell table:number-columns-repeated="1019"/>
        </table:table-row>
        <table:table-row table:style-name="ro3">
          <table:covered-table-cell table:style-name="ce8"/>
          <table:table-cell table:style-name="ce10" office:value-type="string">
            <text:p>RSP-SELLER-10</text:p>
          </table:table-cell>
          <table:table-cell table:style-name="ce10" office:value-type="string">
            <text:p>상품별 매출을 그래프로 확인</text:p>
          </table:table-cell>
          <table:table-cell table:style-name="ce16" office:value-type="string" table:number-columns-spanned="2" table:number-rows-spanned="1">
            <text:p>매출 페이지에서 상품별 매출을 클릭하면 상품별 매출 금액과 그래프를 출력한다.</text:p>
          </table:table-cell>
          <table:covered-table-cell table:style-name="ce25"/>
          <table:table-cell table:number-columns-repeated="1019"/>
        </table:table-row>
        <table:table-row table:style-name="ro3">
          <table:covered-table-cell table:style-name="ce9"/>
          <table:table-cell table:style-name="ce10" office:value-type="string">
            <text:p>RSP-SELLER-11</text:p>
          </table:table-cell>
          <table:table-cell table:style-name="ce10" office:value-type="string">
            <text:p>판매자별 매출 그래프</text:p>
          </table:table-cell>
          <table:table-cell table:style-name="ce16" office:value-type="string" table:number-columns-spanned="2" table:number-rows-spanned="1">
            <text:p>매출 페이지에서 판매자별 매출을 클릭하면 매출 금액과 그래프를 출력한다.</text:p>
          </table:table-cell>
          <table:covered-table-cell table:style-name="ce25"/>
          <table:table-cell table:number-columns-repeated="1019"/>
        </table:table-row>
        <table:table-row table:style-name="ro9">
          <table:table-cell table:style-name="ce3" office:value-type="string">
            <text:p>환불</text:p>
          </table:table-cell>
          <table:table-cell table:style-name="ce10" office:value-type="string">
            <text:p>RSP-BUYER-18</text:p>
          </table:table-cell>
          <table:table-cell table:style-name="ce10" office:value-type="string">
            <text:p>포인트 환불</text:p>
          </table:table-cell>
          <table:table-cell table:style-name="ce17" office:value-type="string" table:number-columns-spanned="2" table:number-rows-spanned="1">
            <text:p>고객의 주문 내역 페이지에서 상품을 클릭하고 반품 버튼을 클릭하면 반품한 상품의 </text:p>
            <text:p>금액을 포인트로 환불한다.고객의 주문 내역 페이지에서 상품을 클릭하고 반품 버튼을 클릭하면 반품한 상품의 </text:p>
            <text:p>금액을 포인트로 환불한다.</text:p>
          </table:table-cell>
          <table:covered-table-cell table:style-name="ce25"/>
          <table:table-cell table:number-columns-repeated="1019"/>
        </table:table-row>
        <table:table-row table:style-name="ro13">
          <table:table-cell table:style-name="ce3" office:value-type="string" table:number-columns-spanned="1" table:number-rows-spanned="10">
            <text:p>회원 관리</text:p>
          </table:table-cell>
          <table:table-cell table:style-name="ce10" office:value-type="string">
            <text:p>RSP-STAFF-17</text:p>
          </table:table-cell>
          <table:table-cell table:style-name="ce10" office:value-type="string">
            <text:p>모든 회원 정보 조회</text:p>
          </table:table-cell>
          <table:table-cell table:style-name="ce17" office:value-type="string" table:number-columns-spanned="2" table:number-rows-spanned="1">
            <text:p>회원 정보 조회 버튼을 클릭한 뒤 고객과 판매자들의 정보가 출력이 되면</text:p>
            <text:p>조회하고 싶은 회원을 클릭하고 그 회원의 정보가 조회된다.회원 정보 조회 버튼을 클릭한 뒤 고객과 판매자들의 정보가 출력이 되면</text:p>
            <text:p>조회하고 싶은 회원을 클릭하고 그 회원의 정보가 조회된다.</text:p>
          </table:table-cell>
          <table:covered-table-cell table:style-name="ce25"/>
          <table:table-cell table:number-columns-repeated="1019"/>
        </table:table-row>
        <table:table-row table:style-name="ro8">
          <table:covered-table-cell table:style-name="ce8"/>
          <table:table-cell table:style-name="ce10" office:value-type="string">
            <text:p>RSP-STAFF-18</text:p>
          </table:table-cell>
          <table:table-cell table:style-name="ce10" office:value-type="string">
            <text:p>회원 정보 추가</text:p>
          </table:table-cell>
          <table:table-cell table:style-name="ce17" office:value-type="string" table:number-columns-spanned="2" table:number-rows-spanned="1">
            <text:p>회원 정보 조회 버튼을 클릭한 뒤 고객과 판매자들의 정보가 출력이 되면 추가 버튼을 눌러 </text:p>
            <text:p>양식에 맞게 작성한다.회원 정보 조회 버튼을 클릭한 뒤 고객과 판매자들의 정보가 출력이 되면 추가 버튼을 눌러 </text:p>
            <text:p>양식에 맞게 작성한다.</text:p>
          </table:table-cell>
          <table:covered-table-cell table:style-name="ce25"/>
          <table:table-cell table:number-columns-repeated="1019"/>
        </table:table-row>
        <table:table-row table:style-name="ro10">
          <table:covered-table-cell table:style-name="ce8"/>
          <table:table-cell table:style-name="ce10" office:value-type="string">
            <text:p>RSP-STAFF-19</text:p>
          </table:table-cell>
          <table:table-cell table:style-name="ce10" office:value-type="string">
            <text:p>회원 정보 수정</text:p>
          </table:table-cell>
          <table:table-cell table:style-name="ce17" office:value-type="string" table:number-columns-spanned="2" table:number-rows-spanned="1">
            <text:p>회원 정보 조회 버튼을 클릭한 뒤 고객과 판매자들의 정보가 출력이 되면 수정 버튼을 눌러 </text:p>
            <text:p>수정할 내용을 바꾼다.회원 정보 조회 버튼을 클릭한 뒤 고객과 판매자들의 정보가 출력이 되면 수정 버튼을 눌러 </text:p>
            <text:p>수정할 내용을 바꾼다.</text:p>
          </table:table-cell>
          <table:covered-table-cell table:style-name="ce16"/>
          <table:table-cell table:number-columns-repeated="1019"/>
        </table:table-row>
        <table:table-row table:style-name="ro15">
          <table:covered-table-cell table:style-name="ce8"/>
          <table:table-cell table:style-name="ce10" office:value-type="string">
            <text:p>RSP-STAFF-20</text:p>
          </table:table-cell>
          <table:table-cell table:style-name="ce10" office:value-type="string">
            <text:p>회원 정보 삭제</text:p>
          </table:table-cell>
          <table:table-cell table:style-name="ce17" office:value-type="string" table:number-columns-spanned="2" table:number-rows-spanned="1">
            <text:p>회원 정보 조회 버튼을 클릭한 뒤 고객과 판매자들의 정보가 출력이 되면 삭제 버튼을 눌러 </text:p>
            <text:p>선택한 회원의 정보를 삭제한다.회원 정보 조회 버튼을 클릭한 뒤 고객과 판매자들의 정보가 출력이 되면 삭제 버튼을 눌러 </text:p>
            <text:p>선택한 회원의 정보를 삭제한다.</text:p>
          </table:table-cell>
          <table:covered-table-cell table:style-name="ce16"/>
          <table:table-cell table:number-columns-repeated="1019"/>
        </table:table-row>
        <table:table-row table:style-name="ro12">
          <table:covered-table-cell table:style-name="ce8"/>
          <table:table-cell table:style-name="ce10" office:value-type="string">
            <text:p>RSP-STAFF-21</text:p>
          </table:table-cell>
          <table:table-cell table:style-name="ce10" office:value-type="string">
            <text:p>판매자 물품등록을 위한 관리자 승인</text:p>
          </table:table-cell>
          <table:table-cell table:style-name="ce17" office:value-type="string" table:number-columns-spanned="2" table:number-rows-spanned="1">
            <text:p>회원 정보 조회 버튼을 클릭한 뒤 고객과 판매자들의 정보가 출력이 되면 미승인 판매자의 </text:p>
            <text:p>목록에서 승인할 판매자를 선택한다.회원 정보 조회 버튼을 클릭한 뒤 고객과 판매자들의 정보가 출력이 되면 미승인 판매자의 </text:p>
            <text:p>목록에서 승인할 판매자를 선택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8"/>
          <table:table-cell table:style-name="ce10" office:value-type="string">
            <text:p>RSP-STAFF-22</text:p>
          </table:table-cell>
          <table:table-cell table:style-name="ce10" office:value-type="string">
            <text:p>관리자 승인 시 상태 변경</text:p>
          </table:table-cell>
          <table:table-cell table:style-name="ce16" office:value-type="string" table:number-columns-spanned="2" table:number-rows-spanned="1">
            <text:p>승인 완료가 되면 미승인에서 승인으로 바뀌게 된다.</text:p>
          </table:table-cell>
          <table:covered-table-cell table:style-name="ce16"/>
          <table:table-cell table:number-columns-repeated="1019"/>
        </table:table-row>
        <table:table-row table:style-name="ro3">
          <table:covered-table-cell table:style-name="ce8"/>
          <table:table-cell table:style-name="ce10" office:value-type="string">
            <text:p>RSP-STAFF-23</text:p>
          </table:table-cell>
          <table:table-cell table:style-name="ce13" office:value-type="string">
            <text:p>블랙리스트 기준</text:p>
          </table:table-cell>
          <table:table-cell table:style-name="ce16" office:value-type="string" table:number-columns-spanned="2" table:number-rows-spanned="1">
            <text:p>반품횟수 &amp; 댓글신고가 많은 고객을 블랙리스트로 추가한다.</text:p>
          </table:table-cell>
          <table:covered-table-cell table:style-name="ce16"/>
          <table:table-cell table:number-columns-repeated="1019"/>
        </table:table-row>
        <table:table-row table:style-name="ro16">
          <table:covered-table-cell table:style-name="ce8"/>
          <table:table-cell table:style-name="ce10" office:value-type="string">
            <text:p>RSP-STAFF-24</text:p>
          </table:table-cell>
          <table:table-cell table:style-name="ce10" office:value-type="string">
            <text:p>블랙리스트 추가</text:p>
          </table:table-cell>
          <table:table-cell table:style-name="ce17" office:value-type="string" table:number-columns-spanned="2" table:number-rows-spanned="1">
            <text:p>블랙리스트 버튼을 클릭하고 목록을 출력한 뒤 추가 버튼을 눌러 블랙리스트 회원을 추가한다.</text:p>
          </table:table-cell>
          <table:covered-table-cell table:style-name="ce16"/>
          <table:table-cell table:number-columns-repeated="1019"/>
        </table:table-row>
        <table:table-row table:style-name="ro11">
          <table:covered-table-cell table:style-name="ce8"/>
          <table:table-cell table:style-name="ce10" office:value-type="string">
            <text:p>RSP-STAFF-25</text:p>
          </table:table-cell>
          <table:table-cell table:style-name="ce10" office:value-type="string">
            <text:p>블랙리스트 조회</text:p>
          </table:table-cell>
          <table:table-cell table:style-name="ce17" office:value-type="string" table:number-columns-spanned="2" table:number-rows-spanned="1">
            <text:p>블랙리스트 버튼을 클릭하고 목록을 출력한 뒤 반품횟수 &amp; 댓글 신고를 선택해 조회한다.</text:p>
          </table:table-cell>
          <table:covered-table-cell table:style-name="ce16"/>
          <table:table-cell table:number-columns-repeated="1019"/>
        </table:table-row>
        <table:table-row table:style-name="ro17">
          <table:covered-table-cell table:style-name="ce9"/>
          <table:table-cell table:style-name="ce10" office:value-type="string">
            <text:p>RSP-STAFF-26</text:p>
          </table:table-cell>
          <table:table-cell table:style-name="ce10" office:value-type="string">
            <text:p>블랙리스트 수정</text:p>
          </table:table-cell>
          <table:table-cell table:style-name="ce17" office:value-type="string" table:number-columns-spanned="2" table:number-rows-spanned="1">
            <text:p>블랙리스트 버튼을 클릭하고 목록을 출력한 뒤 수정 버튼을 눌러 해제할 블랙리스트 회원을 </text:p>
            <text:p>선택하고 수정한다.</text:p>
            <text:p>블랙리스트 회원에서 일반 회원으로 변경된다.</text:p>
          </table:table-cell>
          <table:covered-table-cell table:style-name="ce25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>
          <table:table-cell table:style-name="ce10" table:number-columns-repeated="3"/>
          <table:table-cell table:style-name="ce3" table:number-columns-spanned="2" table:number-rows-spanned="1"/>
          <table:covered-table-cell table:style-name="ce3"/>
          <table:table-cell table:number-columns-repeated="1019"/>
        </table:table-row>
        <table:table-row table:style-name="ro4" table:number-rows-repeated="1048438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Sheet1.$A$1" table:cell-range-address="$Sheet1.$D$4:.$E$29"/>
        </table:named-expressions>
      </table:table>
      <table:named-expressions/>
      <table:database-ranges>
        <table:database-range table:name="_xlnm._FilterDatabase" table:target-range-address="Sheet1.D4:Sheet1.E2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1" svg:font-family="돋움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2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20_3" style:display-name="표준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표준_5f_요구사항추적표_28_웹_29__5f_양식" style:display-name="표준_요구사항추적표(웹)_양식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1" fo:font-size="11pt" fo:font-style="normal" fo:text-shadow="none" style:text-underline-style="none" fo:font-weight="normal" style:font-name-asian="돋움1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9">2021-02-19</text:date>, <text:time>21:00:16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2-19T21:00:16.93</dc:date>
    <meta:editing-duration>PT51S</meta:editing-duration>
    <meta:editing-cycles>1</meta:editing-cycles>
    <meta:document-statistic meta:table-count="1" meta:cell-count="324" meta:object-count="0"/>
  </office:meta>
</office:document-meta>
</file>